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a0f93" officeooo:paragraph-rsid="001a0f93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2083in"/>
          <style:tab-stop style:position="1.6665in"/>
          <style:tab-stop style:position="3.1252in"/>
        </style:tab-stops>
      </style:paragraph-properties>
      <style:text-properties style:font-name="Arial" fo:font-size="12pt" officeooo:rsid="001a0f93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2083in"/>
          <style:tab-stop style:position="1.6665in"/>
          <style:tab-stop style:position="3.1252in"/>
        </style:tab-stops>
      </style:paragraph-properties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2083in"/>
          <style:tab-stop style:position="1.6665in"/>
          <style:tab-stop style:position="3.1252in"/>
        </style:tab-stops>
      </style:paragraph-properties>
      <style:text-properties style:font-name="Arial" fo:font-size="12pt" officeooo:paragraph-rsid="002aab17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2083in"/>
          <style:tab-stop style:position="1.6665in"/>
          <style:tab-stop style:position="3.1252in"/>
        </style:tab-stops>
      </style:paragraph-properties>
      <style:text-properties style:font-name="Arial" fo:font-size="12pt" officeooo:paragraph-rsid="0030cc6f" style:font-size-asian="12pt" style:font-size-complex="12pt"/>
    </style:style>
    <style:style style:name="P6" style:family="paragraph" style:parent-style-name="Standard">
      <style:text-properties style:font-name="Arial" fo:font-size="12pt" officeooo:rsid="00226c66" officeooo:paragraph-rsid="00226c66" style:font-size-asian="12pt" style:font-size-complex="12pt"/>
    </style:style>
    <style:style style:name="P7" style:family="paragraph" style:parent-style-name="Standard">
      <style:text-properties style:font-name="Arial" fo:font-size="12pt" officeooo:rsid="002789b6" officeooo:paragraph-rsid="002789b6" style:font-size-asian="12pt" style:font-size-complex="12pt"/>
    </style:style>
    <style:style style:name="P8" style:family="paragraph" style:parent-style-name="Standard">
      <style:text-properties style:font-name="Arial" fo:font-size="12pt" officeooo:rsid="00292f3a" officeooo:paragraph-rsid="00292f3a" style:font-size-asian="12pt" style:font-size-complex="12pt"/>
    </style:style>
    <style:style style:name="P9" style:family="paragraph" style:parent-style-name="Standard">
      <style:text-properties style:font-name="Arial" fo:font-size="12pt" officeooo:rsid="002aab17" officeooo:paragraph-rsid="002aab17" style:font-size-asian="12pt" style:font-size-complex="12pt"/>
    </style:style>
    <style:style style:name="P10" style:family="paragraph" style:parent-style-name="Standard">
      <style:text-properties style:font-name="Arial" fo:font-size="16pt" fo:font-weight="bold" officeooo:rsid="0030cc6f" officeooo:paragraph-rsid="0030cc6f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Arial" fo:font-size="14pt" fo:font-weight="bold" officeooo:rsid="0030cc6f" officeooo:paragraph-rsid="0030cc6f" style:font-size-asian="12.25pt" style:font-weight-asian="bold" style:font-size-complex="14pt" style:font-weight-complex="bold"/>
    </style:style>
    <style:style style:name="P12" style:family="paragraph" style:parent-style-name="Standard">
      <style:paragraph-properties>
        <style:tab-stops>
          <style:tab-stop style:position="0.2083in"/>
          <style:tab-stop style:position="1.6665in"/>
          <style:tab-stop style:position="3.1252in"/>
        </style:tab-stops>
      </style:paragraph-properties>
      <style:text-properties style:font-name="Arial" fo:font-size="14pt" fo:font-weight="bold" officeooo:rsid="0030cc6f" officeooo:paragraph-rsid="0030cc6f" style:font-size-asian="14pt" style:font-weight-asian="bold" style:font-size-complex="14pt" style:font-weight-complex="bold"/>
    </style:style>
    <style:style style:name="T1" style:family="text">
      <style:text-properties style:font-name="Segoe UI" fo:font-size="8.5pt" style:font-size-asian="8.5pt"/>
    </style:style>
    <style:style style:name="T2" style:family="text">
      <style:text-properties style:font-name="Segoe UI" fo:font-size="8.5pt" officeooo:rsid="0023d0ae" style:font-size-asian="8.5pt"/>
    </style:style>
    <style:style style:name="T3" style:family="text">
      <style:text-properties style:font-name="Segoe UI" fo:font-size="8.5pt" officeooo:rsid="0025cfcf" style:font-size-asian="8.5pt"/>
    </style:style>
    <style:style style:name="T4" style:family="text">
      <style:text-properties style:font-name="Segoe UI" fo:font-size="8.5pt" officeooo:rsid="0029143d" style:font-size-asian="8.5pt"/>
    </style:style>
    <style:style style:name="T5" style:family="text">
      <style:text-properties fo:font-size="8.5pt" style:font-size-asian="8.5pt"/>
    </style:style>
    <style:style style:name="T6" style:family="text">
      <style:text-properties fo:font-size="8.5pt" officeooo:rsid="0023d0ae" style:font-size-asian="8.5pt"/>
    </style:style>
    <style:style style:name="T7" style:family="text">
      <style:text-properties fo:font-size="8.5pt" officeooo:rsid="0025cfcf" style:font-size-asian="8.5pt"/>
    </style:style>
    <style:style style:name="T8" style:family="text">
      <style:text-properties fo:font-size="8.5pt" officeooo:rsid="0029143d" style:font-size-asian="8.5pt"/>
    </style:style>
    <style:style style:name="T9" style:family="text">
      <style:text-properties officeooo:rsid="0023d0ae"/>
    </style:style>
    <style:style style:name="T10" style:family="text">
      <style:text-properties officeooo:rsid="0025cfcf"/>
    </style:style>
    <style:style style:name="T11" style:family="text">
      <style:text-properties officeooo:rsid="0029143d"/>
    </style:style>
    <style:style style:name="T12" style:family="text">
      <style:text-properties officeooo:rsid="001a0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EAD</text:p>
      <text:p text:style-name="P1"/>
      <text:p text:style-name="P11">AXIAL NECK</text:p>
      <text:p text:style-name="P3"/>
      <text:p text:style-name="P3">Masa (reemplazada por el usuario) = 1000.00 gramos</text:p>
      <text:p text:style-name="P3"/>
      <text:p text:style-name="P3">Volumen = 298647.65 milímetros cúbicos</text:p>
      <text:p text:style-name="P3"/>
      <text:p text:style-name="P3">Centro de masa: ( milímetros )</text:p>
      <text:p text:style-name="P3"><text:tab/>X = 0.00</text:p>
      <text:p text:style-name="P3"><text:tab/>Y = 581.70</text:p>
      <text:p text:style-name="P3"><text:tab/>Z = 0.00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<text:s/>1.00, <text:s/>0.00) <text:s text:c="2"/><text:tab/>Px = 528125.00</text:p>
      <text:p text:style-name="P3"><text:tab/> Iy = ( 0.00, <text:s/>0.00, <text:s/>1.00) <text:s text:c="2"/><text:tab/>Py = 939062.50</text:p>
      <text:p text:style-name="P3"><text:tab/> Iz = ( 1.00, <text:s/>0.00, <text:s/>0.00) <text:s text:c="2"/><text:tab/>Pz = 939062.50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939062.50<text:tab/>Lxy = 0.00<text:tab/>Lxz = 0.00</text:p>
      <text:p text:style-name="P3"><text:tab/>Lyx = 0.00<text:tab/>Lyy = 528125.00<text:tab/>Lyz = 0.00</text:p>
      <text:p text:style-name="P3"><text:tab/>Lzx = 0.00<text:tab/>Lzy = 0.00<text:tab/>Lzz = 939062.50</text:p>
      <text:p text:style-name="P3"/>
      <text:p text:style-name="P2"/>
      <text:p text:style-name="P12">FRONAL NECK</text:p>
      <text:p text:style-name="P5"/>
      <text:p text:style-name="P3">Masa (reemplazada por el usuario) = 2000.00 gramos</text:p>
      <text:p text:style-name="P3"/>
      <text:p text:style-name="P3">Volumen = 3869318.16 milímetros cúbicos</text:p>
      <text:p text:style-name="P3"/>
      <text:p text:style-name="P3">Centro de masa: ( milímetros )</text:p>
      <text:p text:style-name="P3"><text:tab/>X = -4.28</text:p>
      <text:p text:style-name="P3"><text:tab/>Y = 731.09</text:p>
      <text:p text:style-name="P3"><text:tab/>Z = 0.00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1.00, <text:s/>0.02, <text:s/>0.00) <text:s text:c="2"/><text:tab/>Px = 7598184.97</text:p>
      <text:p text:style-name="P3"><text:tab/> Iy = ( 0.00, <text:s/>0.00, -1.00) <text:s text:c="2"/><text:tab/>Py = 8325272.78</text:p>
      <text:p text:style-name="P3"><text:tab/> Iz = (-0.02, <text:s/>1.00, <text:s/>0.00) <text:s text:c="2"/><text:tab/>Pz = 11404600.84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7599321.84<text:tab/>Lxy = 65773.25<text:tab/>Lxz = -5.83</text:p>
      <text:p text:style-name="P3"><text:tab/>Lyx = 65773.25<text:tab/>Lyy = 11403463.96<text:tab/>Lyz = 7.43</text:p>
      <text:p text:style-name="P3"><text:tab/>Lzx = -5.83<text:tab/>Lzy = 7.43<text:tab/>Lzz = 8325272.78</text:p>
      <text:p text:style-name="P6"><text:soft-page-break/>TRUNK</text:p>
      <text:p text:style-name="P6"/>
      <text:p text:style-name="P6">Propiedades de masa de Soporte_Torso_Simple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15235.45 gramos</text:p>
      <text:p text:style-name="P3"/>
      <text:p text:style-name="P3">Volumen = 14541001.14 milímetros cúbicos</text:p>
      <text:p text:style-name="P3"/>
      <text:p text:style-name="P3">Área de superficie = 518898.56 <text:s/>milímetros cuadrados</text:p>
      <text:p text:style-name="P3"/>
      <text:p text:style-name="P3">Centro de masa: ( milímetros )</text:p>
      <text:p text:style-name="P3"><text:tab/>X = 39.73</text:p>
      <text:p text:style-name="P3"><text:tab/>Y = 415.74</text:p>
      <text:p text:style-name="P3"><text:tab/>Z = 0.29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-0.01, <text:s/>1.00) <text:s text:c="2"/><text:tab/>Px = 135413239.66</text:p>
      <text:p text:style-name="P3"><text:tab/> Iy = (-0.16, -0.99, -0.01) <text:s text:c="2"/><text:tab/>Py = 279838093.94</text:p>
      <text:p text:style-name="P3"><text:tab/> Iz = ( 0.99, -0.16, <text:s/>0.00) <text:s text:c="2"/><text:tab/>Pz = 361272889.10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359244675.67<text:tab/>Lxy = 12691227.47<text:tab/>Lxz = -173515.59</text:p>
      <text:p text:style-name="P3"><text:tab/>Lyx = 12691227.47<text:tab/>Lyy = 281859472.49<text:tab/>Lyz = -978303.34</text:p>
      <text:p text:style-name="P3"><text:tab/>Lzx = -173515.59<text:tab/>Lzy = -978303.34<text:tab/>Lzz = 135420074.55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2992492085.77<text:tab/>Ixy = 264366408.70<text:tab/>Ixz = -5.58</text:p>
      <text:p text:style-name="P3"><text:tab/>Iyx = 264366408.70<text:tab/>Iyy = 305914835.62<text:tab/>Iyz = 837110.32</text:p>
      <text:p text:style-name="P3"><text:tab/>Izx = -5.58<text:tab/>Izy = 837110.32<text:tab/>Izz = 2792720344.63</text:p>
      <text:p text:style-name="P6"/>
      <text:p text:style-name="P6"/>
      <text:p text:style-name="P6"/>
      <text:p text:style-name="P6"/>
      <text:p text:style-name="P6">Propiedades de masa de componentes seleccionados (Asial Waist)</text:p>
      <text:p text:style-name="P3"><text:s text:c="5"/>Sistema de coordenadas: <text:s/>-- predeterminado --</text:p>
      <text:p text:style-name="P3"/>
      <text:p text:style-name="P3">Masa (reemplazada por el usuario) = 1000.00 gramos</text:p>
      <text:p text:style-name="P3"/>
      <text:p text:style-name="P3">Volumen = 391911.09 milímetros cúbicos</text:p>
      <text:p text:style-name="P3"/>
      <text:p text:style-name="P3">Área de superficie = 74604.78 <text:s/>milímetros cuadrados</text:p>
      <text:p text:style-name="P3"/>
      <text:p text:style-name="P3">Centro de masa: ( milímetros )</text:p>
      <text:p text:style-name="P3"><text:soft-page-break/><text:tab/>X = -4.09</text:p>
      <text:p text:style-name="P3"><text:tab/>Y = 166.07</text:p>
      <text:p text:style-name="P3"><text:tab/>Z = 1.04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<text:s/>0.01, <text:s/>1.00) <text:s text:c="2"/><text:tab/>Px = 899709.63</text:p>
      <text:p text:style-name="P3"><text:tab/> Iy = (-0.06, -1.00, <text:s/>0.01) <text:s text:c="2"/><text:tab/>Py = 1470022.93</text:p>
      <text:p text:style-name="P3"><text:tab/> Iz = ( 1.00, -0.06, <text:s/>0.00) <text:s text:c="2"/><text:tab/>Pz = 1979333.10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977587.12<text:tab/>Lxy = 29730.11<text:tab/>Lxz = -2056.44</text:p>
      <text:p text:style-name="P3"><text:tab/>Lyx = 29730.11<text:tab/>Lyy = 1471749.05<text:tab/>Lyz = 3073.94</text:p>
      <text:p text:style-name="P3"><text:tab/>Lzx = -2056.44<text:tab/>Lzy = 3073.94<text:tab/>Lzz = 899729.49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29559251.50<text:tab/>Ixy = -649163.10<text:tab/>Ixz = -6293.46</text:p>
      <text:p text:style-name="P3"><text:tab/>Iyx = -649163.10<text:tab/>Iyy = 1489534.22<text:tab/>Iyz = 175205.92</text:p>
      <text:p text:style-name="P3"><text:tab/>Izx = -6293.46<text:tab/>Izy = 175205.92<text:tab/>Izz = 28497030.46</text:p>
      <text:p text:style-name="P6">Propiedades de masa de componentes seleccionados <text:s/>(Root Waist)</text:p>
      <text:p text:style-name="P3"><text:s text:c="5"/>Sistema de coordenadas: <text:s/>-- predeterminado --</text:p>
      <text:p text:style-name="P3"/>
      <text:p text:style-name="P3">Masa (reemplazada por el usuario) = 2500.00 gramos</text:p>
      <text:p text:style-name="P3"/>
      <text:p text:style-name="P3">Volumen = 1359273.48 milímetros cúbicos</text:p>
      <text:p text:style-name="P3"/>
      <text:p text:style-name="P3">Área de superficie = 289617.65 <text:s/>milímetros cuadrados</text:p>
      <text:p text:style-name="P3"/>
      <text:p text:style-name="P3">Centro de masa: ( milímetros )</text:p>
      <text:p text:style-name="P3"><text:tab/>X = -16.02</text:p>
      <text:p text:style-name="P3"><text:tab/>Y = 9.95</text:p>
      <text:p text:style-name="P3"><text:tab/>Z = 0.00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<text:s/>0.00, <text:s/>1.00) <text:s text:c="2"/><text:tab/>Px = 17354342.61</text:p>
      <text:p text:style-name="P3"><text:tab/> Iy = ( 1.00, <text:s/>0.02, <text:s/>0.00) <text:s text:c="2"/><text:tab/>Py = 38526911.34</text:p>
      <text:p text:style-name="P3"><text:tab/> Iz = (-0.02, <text:s/>1.00, <text:s/>0.00) <text:s text:c="2"/><text:tab/>Pz = 53235490.34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38530767.35<text:tab/>Lxy = 238121.10<text:tab/>Lxz = 134.69</text:p>
      <text:p text:style-name="P3"><text:tab/>Lyx = 238121.10<text:tab/>Lyy = 53231634.32<text:tab/>Lyz = 0.48</text:p>
      <text:p text:style-name="P3"><text:tab/>Lzx = 134.69<text:tab/>Lzy = 0.48<text:tab/>Lzz = 17354342.61</text:p>
      <text:p text:style-name="P3"/>
      <text:p text:style-name="P3">Momentos de inercia: ( gramos * <text:s/>milímetros cuadrados)</text:p>
      <text:p text:style-name="P3"><text:soft-page-break/>Medido desde el sistema de coordenadas de salida.</text:p>
      <text:p text:style-name="P3"><text:tab/>Ixx = 38778129.24<text:tab/>Ixy = -160158.81<text:tab/>Ixz = 174.01</text:p>
      <text:p text:style-name="P3"><text:tab/>Iyx = -160158.81<text:tab/>Iyy = 53872908.92<text:tab/>Iyz = -23.93</text:p>
      <text:p text:style-name="P3"><text:tab/>Izx = 174.01<text:tab/>Izy = -23.93<text:tab/>Izz = 18242979.09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RMS</text:p>
      <text:p text:style-name="P6">RIGHT ARM</text:p>
      <text:p text:style-name="P6"/>
      <text:p text:style-name="P6">Propiedades de masa de componentes seleccionados (<text:span text:style-name="T9">Frontal </text:span>Shoulder</text:p>
      <text:p text:style-name="P3"><text:s text:c="5"/>Sistema de coordenadas: <text:s/>-- predeterminado --</text:p>
      <text:p text:style-name="P3"/>
      <text:p text:style-name="P3">Masa (reemplazada por el usuario) = 2000.00 gramos</text:p>
      <text:p text:style-name="P3"/>
      <text:p text:style-name="P3">Volumen = 516104.81 milímetros cúbicos</text:p>
      <text:p text:style-name="P3"/>
      <text:p text:style-name="P3">Área de superficie = 69484.13 <text:s/>milímetros cuadrados</text:p>
      <text:p text:style-name="P3"/>
      <text:p text:style-name="P3">Centro de masa: ( milímetros )</text:p>
      <text:p text:style-name="P3"><text:tab/>X = -0.55</text:p>
      <text:p text:style-name="P3"><text:tab/>Y = 499.07</text:p>
      <text:p text:style-name="P3"><text:tab/>Z = 255.77</text:p>
      <text:p text:style-name="P3"/>
      <text:p text:style-name="P3">Ejes principales de inercia y momentos principales de inercia: ( gramos * <text:s/>milímetros <text:soft-page-break/>cuadrados )</text:p>
      <text:p text:style-name="P3">Medido desde el centro de masa.</text:p>
      <text:p text:style-name="P3"><text:tab/> Ix = (-0.04, <text:s/>0.14, <text:s/>0.99) <text:s text:c="2"/><text:tab/>Px = 2084655.68</text:p>
      <text:p text:style-name="P3"><text:tab/> Iy = ( 0.00, -0.99, <text:s/>0.14) <text:s text:c="2"/><text:tab/>Py = 4132399.01</text:p>
      <text:p text:style-name="P3"><text:tab/> Iz = ( 1.00, <text:s/>0.00, <text:s/>0.04) <text:s text:c="2"/><text:tab/>Pz = 4230179.01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4226791.05<text:tab/>Lxy = -11698.91<text:tab/>Lxz = -84382.30</text:p>
      <text:p text:style-name="P3"><text:tab/>Lyx = -11698.91<text:tab/>Lyy = 4093161.32<text:tab/>Lyz = 280493.15</text:p>
      <text:p text:style-name="P3"><text:tab/>Lzx = -84382.30<text:tab/>Lzy = 280493.15<text:tab/>Lzz = 2127281.33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633200973.70<text:tab/>Ixy = -562205.33<text:tab/>Ixz = -366509.56</text:p>
      <text:p text:style-name="P3"><text:tab/>Iyx = -562205.33<text:tab/>Iyy = 134926880.68<text:tab/>Iyz = 255571202.17</text:p>
      <text:p text:style-name="P3"><text:tab/>Izx = -366509.56<text:tab/>Izy = 255571202.17<text:tab/>Izz = 500268961.37</text:p>
      <text:p text:style-name="P3"/>
      <text:p text:style-name="P3"/>
      <text:p text:style-name="P6"/>
      <text:p text:style-name="P6">Propiedades de masa de Union_Hombro_Brazo_Der <text:s text:c="3"/><text:span text:style-name="T9">(Saggital shoulder)</text:span>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1 gramos por milímetro cúbico</text:p>
      <text:p text:style-name="P3"/>
      <text:p text:style-name="P3">Masa (reemplazada por el usuario) = 1000.00 gramos</text:p>
      <text:p text:style-name="P3"/>
      <text:p text:style-name="P3">Volumen = 112019.37 milímetros cúbicos</text:p>
      <text:p text:style-name="P3"/>
      <text:p text:style-name="P3">Área de superficie = 33739.49 <text:s/>milímetros cuadrados</text:p>
      <text:p text:style-name="P3"/>
      <text:p text:style-name="P3">Centro de masa: ( milímetros )</text:p>
      <text:p text:style-name="P3"><text:tab/>X = -6.93</text:p>
      <text:p text:style-name="P3"><text:tab/>Y = 459.70</text:p>
      <text:p text:style-name="P3"><text:tab/>Z = 357.13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-0.37, <text:s/>0.91, -0.15) <text:s text:c="2"/><text:tab/>Px = 1057898.69</text:p>
      <text:p text:style-name="P3"><text:tab/> Iy = (-0.93, -0.38, <text:s/>0.00) <text:s text:c="2"/><text:tab/>Py = 1698826.58</text:p>
      <text:p text:style-name="P3"><text:tab/> Iz = (-0.06, <text:s/>0.14, <text:s/>0.99) <text:s text:c="2"/><text:tab/>Pz = 2215515.46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610931.66<text:tab/>Lxy = -214886.06<text:tab/>Lxz = 69037.90</text:p>
      <text:p text:style-name="P3"><text:tab/>Lyx = -214886.06<text:tab/>Lyy = 1173533.26<text:tab/>Lyz = -163005.40</text:p>
      <text:p text:style-name="P3"><text:tab/>Lzx = 69037.90<text:tab/>Lzy = -163005.40<text:tab/>Lzz = 2187775.81</text:p>
      <text:p text:style-name="P3"/>
      <text:p text:style-name="P3"><text:soft-page-break/>Momentos de inercia: ( gramos * <text:s/>milímetros cuadrados)</text:p>
      <text:p text:style-name="P3">Medido desde el sistema de coordenadas de salida.</text:p>
      <text:p text:style-name="P3"><text:tab/>Ixx = 340469243.88<text:tab/>Ixy = -3400290.75<text:tab/>Ixz = -2405617.13</text:p>
      <text:p text:style-name="P3"><text:tab/>Iyx = -3400290.75<text:tab/>Iyy = 128759869.13<text:tab/>Iyz = 164005800.27</text:p>
      <text:p text:style-name="P3"><text:tab/>Izx = -2405617.13<text:tab/>Izy = 164005800.27<text:tab/>Izz = 213555784.75</text:p>
      <text:p text:style-name="P6">Propiedades de masa de componentes seleccionados<text:tab/><text:span text:style-name="T9">Axial Shoulder</text:span></text:p>
      <text:p text:style-name="P3"><text:s text:c="5"/>Sistema de coordenadas: <text:s/>-- predeterminado --</text:p>
      <text:p text:style-name="P3"/>
      <text:p text:style-name="P3">Masa (reemplazada por el usuario) = 1000.00 gramos</text:p>
      <text:p text:style-name="P3"/>
      <text:p text:style-name="P3">Volumen = 667903.29 milímetros cúbicos</text:p>
      <text:p text:style-name="P3"/>
      <text:p text:style-name="P3">Área de superficie = 75069.81 <text:s/>milímetros cuadrados</text:p>
      <text:p text:style-name="P3"/>
      <text:p text:style-name="P3">Centro de masa: ( milímetros )</text:p>
      <text:p text:style-name="P3"><text:tab/>X = 3.73</text:p>
      <text:p text:style-name="P3"><text:tab/>Y = 261.41</text:p>
      <text:p text:style-name="P3"><text:tab/>Z = 346.58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<text:s/>1.00, <text:s/>0.01) <text:s text:c="2"/><text:tab/>Px = 611538.52</text:p>
      <text:p text:style-name="P3"><text:tab/> Iy = ( 0.00, -0.01, <text:s/>1.00) <text:s text:c="2"/><text:tab/>Py = 6741891.13</text:p>
      <text:p text:style-name="P3"><text:tab/> Iz = ( 1.00, <text:s/>0.00, <text:s/>0.00) <text:s text:c="2"/><text:tab/>Pz = 6925108.26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6925108.26<text:tab/>Lxy = 0.00<text:tab/>Lxz = 0.00</text:p>
      <text:p text:style-name="P3"><text:tab/>Lyx = 0.00<text:tab/>Lyy = 611795.51<text:tab/>Lyz = 39690.86</text:p>
      <text:p text:style-name="P3"><text:tab/>Lzx = 0.00<text:tab/>Lzy = 39690.86<text:tab/>Lzz = 6741634.14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195372823.91<text:tab/>Ixy = 975040.52<text:tab/>Ixz = 1292728.74</text:p>
      <text:p text:style-name="P3"><text:tab/>Iyx = 975040.52<text:tab/>Iyy = 120740799.63<text:tab/>Iyz = 90636486.70</text:p>
      <text:p text:style-name="P3"><text:tab/>Izx = 1292728.74<text:tab/>Izy = 90636486.70<text:tab/>Izz = 75088171.43</text:p>
      <text:p text:style-name="P6"/>
      <text:p text:style-name="P6"/>
      <text:p text:style-name="P6"/>
      <text:p text:style-name="P6"/>
      <text:p text:style-name="P6"/>
      <text:p text:style-name="P6"/>
      <text:p text:style-name="P6">Propiedades de masa de componentes seleccionados<text:tab/><text:span text:style-name="T9">Frontal Elbow</text:span></text:p>
      <text:p text:style-name="P3"><text:s text:c="5"/>Sistema de coordenadas: <text:s/>-- predeterminado --</text:p>
      <text:p text:style-name="P3"/>
      <text:p text:style-name="P3">Masa (reemplazada por el usuario) = 1000.00 gramos</text:p>
      <text:p text:style-name="P3"/>
      <text:p text:style-name="P3">Volumen = 521543.08 milímetros cúbicos</text:p>
      <text:p text:style-name="P3"/>
      <text:p text:style-name="P3">Área de superficie = 57376.53 <text:s/>milímetros cuadrados</text:p>
      <text:p text:style-name="P3"><text:soft-page-break/></text:p>
      <text:p text:style-name="P3">Centro de masa: ( milímetros )</text:p>
      <text:p text:style-name="P3"><text:tab/>X = 3.73</text:p>
      <text:p text:style-name="P3"><text:tab/>Y = 110.56</text:p>
      <text:p text:style-name="P3"><text:tab/>Z = 347.92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<text:s/>1.00, <text:s/>0.00) <text:s text:c="2"/><text:tab/>Px = 445330.78</text:p>
      <text:p text:style-name="P3"><text:tab/> Iy = (-1.00, <text:s/>0.00, <text:s/>0.00) <text:s text:c="2"/><text:tab/>Py = 2494035.40</text:p>
      <text:p text:style-name="P3"><text:tab/> Iz = ( 0.00, <text:s/>0.00, <text:s/>1.00) <text:s text:c="2"/><text:tab/>Pz = 2521569.51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2494035.40<text:tab/>Lxy = 0.00<text:tab/>Lxz = 0.00</text:p>
      <text:p text:style-name="P3"><text:tab/>Lyx = 0.00<text:tab/>Lyy = 445330.78<text:tab/>Lyz = 0.00</text:p>
      <text:p text:style-name="P3"><text:tab/>Lzx = 0.00<text:tab/>Lzy = 0.00<text:tab/>Lzz = 2521569.51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135765329.88<text:tab/>Ixy = 412379.37<text:tab/>Ixz = 1297740.96</text:p>
      <text:p text:style-name="P3"><text:tab/>Iyx = 412379.37<text:tab/>Iyy = 121507571.39<text:tab/>Iyz = 38465174.98</text:p>
      <text:p text:style-name="P3"><text:tab/>Izx = 1297740.96<text:tab/>Izy = 38465174.98<text:tab/>Izz = 14758449.15</text:p>
      <text:p text:style-name="P6"/>
      <text:p text:style-name="P6"/>
      <text:p text:style-name="P6">Propiedades de masa de Union_Antebrazo_Muneca<text:tab/><text:span text:style-name="T9">Axial wrist</text:span>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2 gramos por milímetro cúbico</text:p>
      <text:p text:style-name="P3"/>
      <text:p text:style-name="P3">Masa (reemplazada por el usuario) = 631.49 gramos</text:p>
      <text:p text:style-name="P3"/>
      <text:p text:style-name="P3">Volumen = 40919.54 milímetros cúbicos</text:p>
      <text:p text:style-name="P3"/>
      <text:p text:style-name="P3">Área de superficie = 18787.32 <text:s/>milímetros cuadrados</text:p>
      <text:p text:style-name="P3"/>
      <text:p text:style-name="P3">Centro de masa: ( milímetros )</text:p>
      <text:p text:style-name="P3"><text:tab/>X = -0.92</text:p>
      <text:p text:style-name="P3"><text:tab/>Y = 1.58</text:p>
      <text:p text:style-name="P3"><text:tab/>Z = 348.26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-0.03, <text:s/>1.00, -0.04) <text:s text:c="2"/><text:tab/>Px = 326150.78</text:p>
      <text:p text:style-name="P3"><text:tab/> Iy = ( 0.11, <text:s/>0.04, <text:s/>0.99) <text:s text:c="2"/><text:tab/>Py = 612149.05</text:p>
      <text:p text:style-name="P3"><text:tab/> Iz = ( 0.99, <text:s/>0.03, -0.11) <text:s text:c="2"/><text:tab/>Pz = 702918.54</text:p>
      <text:p text:style-name="P3"/>
      <text:p text:style-name="P3">Momentos de inercia: ( gramos * <text:s/>milímetros cuadrados )</text:p>
      <text:p text:style-name="P3"><text:soft-page-break/>Obtenidos en el centro de masa y alineados con el sistema de coordenadas de resultados.</text:p>
      <text:p text:style-name="P3"><text:tab/>Lxx = 701463.31<text:tab/>Lxy = -10855.70<text:tab/>Lxz = 10454.91</text:p>
      <text:p text:style-name="P3"><text:tab/>Lyx = -10855.70<text:tab/>Lyy = 326948.83<text:tab/>Lyz = -11471.10</text:p>
      <text:p text:style-name="P3"><text:tab/>Lzx = 10454.91<text:tab/>Lzy = -11471.10<text:tab/>Lzz = 612806.24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77291392.58<text:tab/>Ixy = -11776.25<text:tab/>Ixz = -192625.61</text:p>
      <text:p text:style-name="P3"><text:tab/>Iyx = -11776.25<text:tab/>Iyy = 76915842.87<text:tab/>Iyz = 335701.64</text:p>
      <text:p text:style-name="P3"><text:tab/>Izx = -192625.61<text:tab/>Izy = 335701.64<text:tab/>Izz = 614918.45</text:p>
      <text:p text:style-name="P6"/>
      <text:p text:style-name="P6"/>
      <text:p text:style-name="P6">Propiedades de masa de componentes seleccionados<text:tab/><text:span text:style-name="T10">Frontal Wrist</text:span></text:p>
      <text:p text:style-name="P3"><text:s text:c="5"/>Sistema de coordenadas: <text:s/>-- predeterminado --</text:p>
      <text:p text:style-name="P3"/>
      <text:p text:style-name="P3">Masa (reemplazada por el usuario) = 1170.00 gramos</text:p>
      <text:p text:style-name="P3"/>
      <text:p text:style-name="P3">Volumen = 759343.98 milímetros cúbicos</text:p>
      <text:p text:style-name="P3"/>
      <text:p text:style-name="P3">Área de superficie = 93133.09 <text:s/>milímetros cuadrados</text:p>
      <text:p text:style-name="P3"/>
      <text:p text:style-name="P3">Centro de masa: ( milímetros )</text:p>
      <text:p text:style-name="P3"><text:tab/>X = 2.91</text:p>
      <text:p text:style-name="P3"><text:tab/>Y = -110.49</text:p>
      <text:p text:style-name="P3"><text:tab/>Z = 348.01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3, <text:s/>1.00, <text:s/>0.00) <text:s text:c="2"/><text:tab/>Px = 859430.57</text:p>
      <text:p text:style-name="P3"><text:tab/> Iy = (-1.00, <text:s/>0.03, <text:s/>0.02) <text:s text:c="2"/><text:tab/>Py = 5223460.86</text:p>
      <text:p text:style-name="P3"><text:tab/> Iz = ( 0.02, <text:s/>0.00, <text:s/>1.00) <text:s text:c="2"/><text:tab/>Pz = 5235919.67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5220622.78<text:tab/>Lxy = 111395.94<text:tab/>Lxz = -97.43</text:p>
      <text:p text:style-name="P3"><text:tab/>Lyx = 111395.94<text:tab/>Lyy = 862290.39<text:tab/>Lyz = 7964.97</text:p>
      <text:p text:style-name="P3"><text:tab/>Lzx = -97.43<text:tab/>Lzy = 7964.97<text:tab/>Lzz = 5235897.92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161206284.69<text:tab/>Ixy = -265301.34<text:tab/>Ixz = 1186345.44</text:p>
      <text:p text:style-name="P3"><text:tab/>Iyx = -265301.34<text:tab/>Iyy = 142573395.77<text:tab/>Iyz = -44982356.55</text:p>
      <text:p text:style-name="P3"><text:tab/>Izx = 1186345.44<text:tab/>Izy = -44982356.55<text:tab/>Izz = 19530322.28</text:p>
      <text:p text:style-name="P6"/>
      <text:p text:style-name="P6"/>
      <text:p text:style-name="P6"/>
      <text:p text:style-name="P6"/>
      <text:p text:style-name="P7">LEFT ARM</text:p>
      <text:p text:style-name="P7"/>
      <text:p text:style-name="P7"><text:soft-page-break/>Propiedades de masa de componentes seleccionados<text:tab/>Frontal shoulder</text:p>
      <text:p text:style-name="P3"><text:s text:c="5"/>Sistema de coordenadas: <text:s/>-- predeterminado --</text:p>
      <text:p text:style-name="P3"/>
      <text:p text:style-name="P3">Masa (reemplazada por el usuario) = 2000.00 gramos</text:p>
      <text:p text:style-name="P3"/>
      <text:p text:style-name="P3">Volumen = 516104.81 milímetros cúbicos</text:p>
      <text:p text:style-name="P3"/>
      <text:p text:style-name="P3">Área de superficie = 69484.13 <text:s/>milímetros cuadrados</text:p>
      <text:p text:style-name="P3"/>
      <text:p text:style-name="P3">Centro de masa: ( milímetros )</text:p>
      <text:p text:style-name="P3"><text:tab/>X = -0.56</text:p>
      <text:p text:style-name="P3"><text:tab/>Y = 499.07</text:p>
      <text:p text:style-name="P3"><text:tab/>Z = -255.77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4, -0.14, <text:s/>0.99) <text:s text:c="2"/><text:tab/>Px = 2084628.91</text:p>
      <text:p text:style-name="P3"><text:tab/> Iy = ( 0.00, -0.99, -0.14) <text:s text:c="2"/><text:tab/>Py = 4132456.63</text:p>
      <text:p text:style-name="P3"><text:tab/> Iz = ( 1.00, <text:s/>0.00, -0.04) <text:s text:c="2"/><text:tab/>Pz = 4230264.79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4226791.05<text:tab/>Lxy = -11670.89<text:tab/>Lxz = 85460.30</text:p>
      <text:p text:style-name="P3"><text:tab/>Lyx = -11670.89<text:tab/>Lyy = 4093219.64<text:tab/>Lyz = -280493.15</text:p>
      <text:p text:style-name="P3"><text:tab/>Lzx = 85460.30<text:tab/>Lzy = -280493.15<text:tab/>Lzz = 2127339.64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633200969.81<text:tab/>Ixy = -568079.39<text:tab/>Ixz = 370612.29</text:p>
      <text:p text:style-name="P3"><text:tab/>Iyx = -568079.39<text:tab/>Iyy = 134926948.22<text:tab/>Iyz = -255571198.37</text:p>
      <text:p text:style-name="P3"><text:tab/>Izx = 370612.29<text:tab/>Izy = -255571198.37<text:tab/>Izz = 500269032.80</text:p>
      <text:p text:style-name="P7"/>
      <text:p text:style-name="P7"/>
      <text:p text:style-name="P7"/>
      <text:p text:style-name="P7">Propiedades de masa de Union_Hombro_Brazo<text:tab/>Sagital shoulder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1 gramos por milímetro cúbico</text:p>
      <text:p text:style-name="P3"/>
      <text:p text:style-name="P3">Masa (reemplazada por el usuario) = 1000.00 gramos</text:p>
      <text:p text:style-name="P3"/>
      <text:p text:style-name="P3">Volumen = 112020.11 milímetros cúbicos</text:p>
      <text:p text:style-name="P3"/>
      <text:p text:style-name="P3">Área de superficie = 33739.47 <text:s/>milímetros cuadrados</text:p>
      <text:p text:style-name="P3"/>
      <text:p text:style-name="P3">Centro de masa: ( milímetros )</text:p>
      <text:p text:style-name="P3"><text:tab/>X = -6.93</text:p>
      <text:p text:style-name="P3"><text:tab/>Y = 459.70</text:p>
      <text:p text:style-name="P3"><text:tab/>Z = -357.13</text:p>
      <text:p text:style-name="P3"><text:soft-page-break/></text:p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-0.37, <text:s/>0.91, <text:s/>0.15) <text:s text:c="2"/><text:tab/>Px = 1057896.04</text:p>
      <text:p text:style-name="P3"><text:tab/> Iy = (-0.93, -0.38, <text:s/>0.00) <text:s text:c="2"/><text:tab/>Py = 1698815.91</text:p>
      <text:p text:style-name="P3"><text:tab/> Iz = ( 0.06, -0.14, <text:s/>0.99) <text:s text:c="2"/><text:tab/>Pz = 2215507.57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610920.63<text:tab/>Lxy = -214884.85<text:tab/>Lxz = -69037.63</text:p>
      <text:p text:style-name="P3"><text:tab/>Lyx = -214884.85<text:tab/>Lyy = 1173530.62<text:tab/>Lyz = 163003.88</text:p>
      <text:p text:style-name="P3"><text:tab/>Lzx = -69037.63<text:tab/>Lzy = 163003.88<text:tab/>Lzz = 2187768.28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340469205.15<text:tab/>Ixy = -3400276.85<text:tab/>Ixz = 2405607.96</text:p>
      <text:p text:style-name="P3"><text:tab/>Iyx = -3400276.85<text:tab/>Iyy = 128759882.19<text:tab/>Iyz = -164005795.13</text:p>
      <text:p text:style-name="P3"><text:tab/>Izx = 2405607.96<text:tab/>Izy = -164005795.13<text:tab/>Izz = 213555733.07</text:p>
      <text:p text:style-name="P7"/>
      <text:p text:style-name="P7">Propiedades de masa de componentes seleccionados<text:tab/>axial shoulder</text:p>
      <text:p text:style-name="P3"><text:s text:c="5"/>Sistema de coordenadas: <text:s/>-- predeterminado --</text:p>
      <text:p text:style-name="P3"/>
      <text:p text:style-name="P3">Masa (reemplazada por el usuario) = 1000.00 gramos</text:p>
      <text:p text:style-name="P3"/>
      <text:p text:style-name="P3">Volumen = 667903.29 milímetros cúbicos</text:p>
      <text:p text:style-name="P3"/>
      <text:p text:style-name="P3">Área de superficie = 75069.81 <text:s/>milímetros cuadrados</text:p>
      <text:p text:style-name="P3"/>
      <text:p text:style-name="P3">Centro de masa: ( milímetros )</text:p>
      <text:p text:style-name="P3"><text:tab/>X = 3.73</text:p>
      <text:p text:style-name="P3"><text:tab/>Y = 261.41</text:p>
      <text:p text:style-name="P3"><text:tab/>Z = -346.58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<text:s/>1.00, -0.01) <text:s text:c="2"/><text:tab/>Px = 611538.52</text:p>
      <text:p text:style-name="P3"><text:tab/> Iy = ( 0.00, <text:s/>0.01, <text:s/>1.00) <text:s text:c="2"/><text:tab/>Py = 6741891.13</text:p>
      <text:p text:style-name="P3"><text:tab/> Iz = ( 1.00, <text:s/>0.00, <text:s/>0.00) <text:s text:c="2"/><text:tab/>Pz = 6925108.26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6925108.26<text:tab/>Lxy = 0.00<text:tab/>Lxz = 0.00</text:p>
      <text:p text:style-name="P3"><text:tab/>Lyx = 0.00<text:tab/>Lyy = 611795.51<text:tab/>Lyz = -39690.86</text:p>
      <text:p text:style-name="P3"><text:tab/>Lzx = 0.00<text:tab/>Lzy = -39690.86<text:tab/>Lzz = 6741634.14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195372821.27<text:tab/>Ixy = 975040.53<text:tab/>Ixz = -1292728.72</text:p>
      <text:p text:style-name="P3"><text:soft-page-break/><text:tab/>Iyx = 975040.53<text:tab/>Iyy = 120740796.99<text:tab/>Iyz = -90636485.70</text:p>
      <text:p text:style-name="P3"><text:tab/>Izx = -1292728.72<text:tab/>Izy = -90636485.70<text:tab/>Izz = 75088171.43</text:p>
      <text:p text:style-name="P3"/>
      <text:p text:style-name="P3"/>
      <text:p text:style-name="P7"/>
      <text:p text:style-name="P7">Propiedades de masa de componentes seleccionados<text:tab/>Frontal Elbow</text:p>
      <text:p text:style-name="P3"><text:s text:c="5"/>Sistema de coordenadas: <text:s/>-- predeterminado --</text:p>
      <text:p text:style-name="P3"/>
      <text:p text:style-name="P3">Masa (reemplazada por el usuario) = 1000.00 gramos</text:p>
      <text:p text:style-name="P3"/>
      <text:p text:style-name="P3">Volumen = 521543.08 milímetros cúbicos</text:p>
      <text:p text:style-name="P3"/>
      <text:p text:style-name="P3">Área de superficie = 57376.53 <text:s/>milímetros cuadrados</text:p>
      <text:p text:style-name="P3"/>
      <text:p text:style-name="P3">Centro de masa: ( milímetros )</text:p>
      <text:p text:style-name="P3"><text:tab/>X = 3.73</text:p>
      <text:p text:style-name="P3"><text:tab/>Y = 110.56</text:p>
      <text:p text:style-name="P3"><text:tab/>Z = -347.92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<text:s/>1.00, <text:s/>0.00) <text:s text:c="2"/><text:tab/>Px = 445330.78</text:p>
      <text:p text:style-name="P3"><text:tab/> Iy = (-1.00, <text:s/>0.00, <text:s/>0.00) <text:s text:c="2"/><text:tab/>Py = 2494035.40</text:p>
      <text:p text:style-name="P3"><text:tab/> Iz = ( 0.00, <text:s/>0.00, <text:s/>1.00) <text:s text:c="2"/><text:tab/>Pz = 2521569.51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2494035.40<text:tab/>Lxy = 0.00<text:tab/>Lxz = 0.00</text:p>
      <text:p text:style-name="P3"><text:tab/>Lyx = 0.00<text:tab/>Lyy = 445330.78<text:tab/>Lyz = 0.00</text:p>
      <text:p text:style-name="P3"><text:tab/>Lzx = 0.00<text:tab/>Lzy = 0.00<text:tab/>Lzz = 2521569.51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135765327.23<text:tab/>Ixy = 412379.37<text:tab/>Ixz = -1297740.95</text:p>
      <text:p text:style-name="P3"><text:tab/>Iyx = 412379.37<text:tab/>Iyy = 121507568.74<text:tab/>Iyz = -38465174.56</text:p>
      <text:p text:style-name="P3"><text:tab/>Izx = -1297740.95<text:tab/>Izy = -38465174.56<text:tab/>Izz = 14758449.15</text:p>
      <text:p text:style-name="P7"/>
      <text:p text:style-name="P7"/>
      <text:p text:style-name="P7"/>
      <text:p text:style-name="P7"/>
      <text:p text:style-name="P7"/>
      <text:p text:style-name="P7">Propiedades de masa de Union_Antebrazo_Muneca_Izq<text:tab/>Axial wrist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2 gramos por milímetro cúbico</text:p>
      <text:p text:style-name="P3"/>
      <text:p text:style-name="P3">Masa (reemplazada por el usuario) = 631.49 gramos</text:p>
      <text:p text:style-name="P3"/>
      <text:p text:style-name="P3">Volumen = 40919.54 milímetros cúbicos</text:p>
      <text:p text:style-name="P3"><text:soft-page-break/></text:p>
      <text:p text:style-name="P3">Área de superficie = 18787.32 <text:s/>milímetros cuadrados</text:p>
      <text:p text:style-name="P3"/>
      <text:p text:style-name="P3">Centro de masa: ( milímetros )</text:p>
      <text:p text:style-name="P3"><text:tab/>X = -0.92</text:p>
      <text:p text:style-name="P3"><text:tab/>Y = 1.58</text:p>
      <text:p text:style-name="P3"><text:tab/>Z = -347.58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-0.03, <text:s/>1.00, -0.04) <text:s text:c="2"/><text:tab/>Px = 326150.78</text:p>
      <text:p text:style-name="P3"><text:tab/> Iy = ( 0.11, <text:s/>0.04, <text:s/>0.99) <text:s text:c="2"/><text:tab/>Py = 612149.05</text:p>
      <text:p text:style-name="P3"><text:tab/> Iz = ( 0.99, <text:s/>0.03, -0.11) <text:s text:c="2"/><text:tab/>Pz = 702918.54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701463.31<text:tab/>Lxy = -10855.70<text:tab/>Lxz = 10454.91</text:p>
      <text:p text:style-name="P3"><text:tab/>Lyx = -10855.70<text:tab/>Lyy = 326948.83<text:tab/>Lyz = -11471.10</text:p>
      <text:p text:style-name="P3"><text:tab/>Lzx = 10454.91<text:tab/>Lzy = -11471.10<text:tab/>Lzz = 612806.24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76996249.54<text:tab/>Ixy = -11776.25<text:tab/>Ixz = 213143.76</text:p>
      <text:p text:style-name="P3"><text:tab/>Iyx = -11776.25<text:tab/>Iyy = 76620699.83<text:tab/>Iyz = -357974.26</text:p>
      <text:p text:style-name="P3"><text:tab/>Izx = 213143.76<text:tab/>Izy = -357974.26<text:tab/>Izz = 614918.45</text:p>
      <text:p text:style-name="P7"/>
      <text:p text:style-name="P7"/>
      <text:p text:style-name="P7">Propiedades de masa de componentes seleccionados<text:tab/><text:span text:style-name="T11">Frontal Wrist</text:span></text:p>
      <text:p text:style-name="P3"><text:s text:c="5"/>Sistema de coordenadas: <text:s/>-- predeterminado --</text:p>
      <text:p text:style-name="P3"/>
      <text:p text:style-name="P3">Masa (reemplazada por el usuario) = 1170.00 gramos</text:p>
      <text:p text:style-name="P3"/>
      <text:p text:style-name="P3">Volumen = 759343.98 milímetros cúbicos</text:p>
      <text:p text:style-name="P3"/>
      <text:p text:style-name="P3">Área de superficie = 93133.09 <text:s/>milímetros cuadrados</text:p>
      <text:p text:style-name="P3"/>
      <text:p text:style-name="P3">Centro de masa: ( milímetros )</text:p>
      <text:p text:style-name="P3"><text:tab/>X = 3.16</text:p>
      <text:p text:style-name="P3"><text:tab/>Y = -110.50</text:p>
      <text:p text:style-name="P3"><text:tab/>Z = -347.83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2, <text:s/>1.00, <text:s/>0.00) <text:s text:c="2"/><text:tab/>Px = 859430.57</text:p>
      <text:p text:style-name="P3"><text:tab/> Iy = (-1.00, <text:s/>0.02, <text:s/>0.02) <text:s text:c="2"/><text:tab/>Py = 5223460.86</text:p>
      <text:p text:style-name="P3"><text:tab/> Iz = ( 0.02, <text:s/>0.00, <text:s/>1.00) <text:s text:c="2"/><text:tab/>Pz = 5235919.67</text:p>
      <text:p text:style-name="P3"/>
      <text:p text:style-name="P3">Momentos de inercia: ( gramos * <text:s/>milímetros cuadrados )</text:p>
      <text:p text:style-name="P3">Obtenidos en el centro de masa y alineados con el sistema de coordenadas de <text:soft-page-break/>resultados.</text:p>
      <text:p text:style-name="P3"><text:tab/>Lxx = 5221292.45<text:tab/>Lxy = 97416.48<text:tab/>Lxz = -122.97</text:p>
      <text:p text:style-name="P3"><text:tab/>Lyx = 97416.48<text:tab/>Lyy = 861620.72<text:tab/>Lyz = 7964.62</text:p>
      <text:p text:style-name="P3"><text:tab/>Lzx = -122.97<text:tab/>Lzy = 7964.62<text:tab/>Lzz = 5235897.92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161058290.31<text:tab/>Ixy = -310875.34<text:tab/>Ixz = -1285372.50</text:p>
      <text:p text:style-name="P3"><text:tab/>Iyx = -310875.34<text:tab/>Iyy = 142425222.37<text:tab/>Iyz = 44975493.75</text:p>
      <text:p text:style-name="P3"><text:tab/>Izx = -1285372.50<text:tab/>Izy = 44975493.75<text:tab/>Izz = 19532633.51</text:p>
      <text:p text:style-name="P7"/>
      <text:p text:style-name="P7"/>
      <text:p text:style-name="P7"/>
      <text:p text:style-name="P7"/>
      <text:p text:style-name="P8">LEGS</text:p>
      <text:p text:style-name="P8"/>
      <text:p text:style-name="P8">LEFT LEG</text:p>
      <text:p text:style-name="P8">Propiedades de masa de Cadera_Izq<text:tab/>Axial hip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849.45 gramos</text:p>
      <text:p text:style-name="P3"/>
      <text:p text:style-name="P3">Volumen = 185143.45 milímetros cúbicos</text:p>
      <text:p text:style-name="P3"/>
      <text:p text:style-name="P3">Área de superficie = 47448.77 <text:s/>milímetros cuadrados</text:p>
      <text:p text:style-name="P3"/>
      <text:p text:style-name="P3">Centro de masa: ( milímetros )</text:p>
      <text:p text:style-name="P3"><text:tab/>X = 0.95</text:p>
      <text:p text:style-name="P3"><text:tab/>Y = -36.41</text:p>
      <text:p text:style-name="P3"><text:tab/>Z = -146.00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1.00, <text:s/>0.02, <text:s/>0.00) <text:s text:c="2"/><text:tab/>Px = 1564158.65</text:p>
      <text:p text:style-name="P3"><text:tab/> Iy = (-0.02, <text:s/>1.00, <text:s/>0.00) <text:s text:c="2"/><text:tab/>Py = 1706392.72</text:p>
      <text:p text:style-name="P3"><text:tab/> Iz = ( 0.00, <text:s/>0.00, <text:s/>1.00) <text:s text:c="2"/><text:tab/>Pz = 2645088.53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564202.47<text:tab/>Lxy = 2496.11<text:tab/>Lxz = 0.00</text:p>
      <text:p text:style-name="P3"><text:tab/>Lyx = 2496.11<text:tab/>Lyy = 1706348.90<text:tab/>Lyz = 0.00</text:p>
      <text:p text:style-name="P3"><text:tab/>Lzx = 0.00<text:tab/>Lzy = 0.00<text:tab/>Lzz = 2645088.53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20797406.41<text:tab/>Ixy = -26828.14<text:tab/>Ixz = -117575.36</text:p>
      <text:p text:style-name="P3"><text:tab/>Iyx = -26828.14<text:tab/>Iyy = 19813988.56<text:tab/>Iyz = 4516002.31</text:p>
      <text:p text:style-name="P3"><text:soft-page-break/><text:tab/>Izx = -117575.36<text:tab/>Izy = 4516002.31<text:tab/>Izz = 3772179.73</text:p>
      <text:p text:style-name="P8"/>
      <text:p text:style-name="P8">Propiedades de masa de Cadera_Izq_Art<text:tab/><text:tab/>saggital hip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1454.59 gramos</text:p>
      <text:p text:style-name="P3"/>
      <text:p text:style-name="P3">Volumen = 357656.76 milímetros cúbicos</text:p>
      <text:p text:style-name="P3"/>
      <text:p text:style-name="P3">Área de superficie = 42047.58 <text:s/>milímetros cuadrados</text:p>
      <text:p text:style-name="P3"/>
      <text:p text:style-name="P3">Centro de masa: ( milímetros )</text:p>
      <text:p text:style-name="P3"><text:tab/>X = 1.18</text:p>
      <text:p text:style-name="P3"><text:tab/>Y = -92.00</text:p>
      <text:p text:style-name="P3"><text:tab/>Z = -147.74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1, <text:s/>0.00, <text:s/>1.00) <text:s text:c="2"/><text:tab/>Px = 1191564.94</text:p>
      <text:p text:style-name="P3"><text:tab/> Iy = ( 1.00, <text:s/>0.00, -0.01) <text:s text:c="2"/><text:tab/>Py = 1545840.34</text:p>
      <text:p text:style-name="P3"><text:tab/> Iz = ( 0.00, <text:s/>1.00, <text:s/>0.00) <text:s text:c="2"/><text:tab/>Pz = 2270481.60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545815.41<text:tab/>Lxy = -4.07<text:tab/>Lxz = 2971.75</text:p>
      <text:p text:style-name="P3"><text:tab/>Lyx = -4.07<text:tab/>Lyy = 2270481.60<text:tab/>Lyz = -9.16</text:p>
      <text:p text:style-name="P3"><text:tab/>Lzx = 2971.75<text:tab/>Lzy = -9.16<text:tab/>Lzz = 1191589.87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45605029.83<text:tab/>Ixy = -157430.32<text:tab/>Ixz = -249833.61</text:p>
      <text:p text:style-name="P3"><text:tab/>Iyx = -157430.32<text:tab/>Iyy = 34020551.82<text:tab/>Iyz = 19770052.16</text:p>
      <text:p text:style-name="P3"><text:tab/>Izx = -249833.61<text:tab/>Izy = 19770052.16<text:tab/>Izz = 13504760.19</text:p>
      <text:p text:style-name="P8">Propiedades de masa de Muslo_Izq<text:tab/><text:tab/>frontal hip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1891.52 gramos</text:p>
      <text:p text:style-name="P3"/>
      <text:p text:style-name="P3">Volumen = 5587643.87 milímetros cúbicos</text:p>
      <text:p text:style-name="P3"/>
      <text:p text:style-name="P3">Área de superficie = 270906.84 <text:s/>milímetros cuadrados</text:p>
      <text:p text:style-name="P3"/>
      <text:p text:style-name="P3">Centro de masa: ( milímetros )</text:p>
      <text:p text:style-name="P3"><text:tab/>X = -13.89</text:p>
      <text:p text:style-name="P3"><text:soft-page-break/><text:tab/>Y = -264.55</text:p>
      <text:p text:style-name="P3"><text:tab/>Z = -146.00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-0.06, <text:s/>1.00, <text:s/>0.00) <text:s text:c="2"/><text:tab/>Px = 7447846.66</text:p>
      <text:p text:style-name="P3"><text:tab/> Iy = (-1.00, -0.06, <text:s/>0.00) <text:s text:c="2"/><text:tab/>Py = 15103348.97</text:p>
      <text:p text:style-name="P3"><text:tab/> Iz = ( 0.00, <text:s/>0.00, <text:s/>1.00) <text:s text:c="2"/><text:tab/>Pz = 15112043.87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5077735.36<text:tab/>Lxy = -442073.53<text:tab/>Lxz = 0.00</text:p>
      <text:p text:style-name="P3"><text:tab/>Lyx = -442073.53<text:tab/>Lyy = 7473460.27<text:tab/>Lyz = 0.00</text:p>
      <text:p text:style-name="P3"><text:tab/>Lzx = 0.00<text:tab/>Lzy = 0.00<text:tab/>Lzz = 15112043.87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187781876.78<text:tab/>Ixy = 6508005.98<text:tab/>Ixz = 3835566.58</text:p>
      <text:p text:style-name="P3"><text:tab/>Iyx = 6508005.98<text:tab/>Iyy = 48157974.15<text:tab/>Iyz = 73059533.72</text:p>
      <text:p text:style-name="P3"><text:tab/>Izx = 3835566.58<text:tab/>Izy = 73059533.72<text:tab/>Izz = 147861418.54</text:p>
      <text:p text:style-name="P8"/>
      <text:p text:style-name="P8">Propiedades de masa de Tibia_Izq<text:tab/><text:tab/>Frontal Knee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1948.24 gramos</text:p>
      <text:p text:style-name="P3"/>
      <text:p text:style-name="P3">Volumen = 4141636.01 milímetros cúbicos</text:p>
      <text:p text:style-name="P3"/>
      <text:p text:style-name="P3">Área de superficie = 174112.49 <text:s/>milímetros cuadrados</text:p>
      <text:p text:style-name="P3"/>
      <text:p text:style-name="P3">Centro de masa: ( milímetros )</text:p>
      <text:p text:style-name="P3"><text:tab/>X = -10.36</text:p>
      <text:p text:style-name="P3"><text:tab/>Y = -564.72</text:p>
      <text:p text:style-name="P3"><text:tab/>Z = -146.00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<text:s/>1.00, <text:s/>0.00) <text:s text:c="2"/><text:tab/>Px = 3843635.20</text:p>
      <text:p text:style-name="P3"><text:tab/> Iy = ( 0.00, <text:s/>0.00, <text:s/>1.00) <text:s text:c="2"/><text:tab/>Py = 21411108.92</text:p>
      <text:p text:style-name="P3"><text:tab/> Iz = ( 1.00, <text:s/>0.00, <text:s/>0.00) <text:s text:c="2"/><text:tab/>Pz = 21861710.56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21861710.01<text:tab/>Lxy = 3157.06<text:tab/>Lxz = 0.00</text:p>
      <text:p text:style-name="P3"><text:tab/>Lyx = 3157.06<text:tab/>Lyy = 3843635.76<text:tab/>Lyz = 0.00</text:p>
      <text:p text:style-name="P3"><text:soft-page-break/><text:tab/>Lzx = 0.00<text:tab/>Lzy = 0.00<text:tab/>Lzz = 21411108.92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684694551.40<text:tab/>Ixy = 11399762.37<text:tab/>Ixz = 2946435.82</text:p>
      <text:p text:style-name="P3"><text:tab/>Iyx = 11399762.37<text:tab/>Iyy = 45581282.66<text:tab/>Iyz = 160629681.23</text:p>
      <text:p text:style-name="P3"><text:tab/>Izx = 2946435.82<text:tab/>Izy = 160629681.23<text:tab/>Izz = 642924400.06</text:p>
      <text:p text:style-name="P8"/>
      <text:p text:style-name="P8"/>
      <text:p text:style-name="P8"/>
      <text:p text:style-name="P8">Propiedades de masa de Tobillo_Izq<text:tab/><text:tab/>Frontal Ankle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1503.59 gramos</text:p>
      <text:p text:style-name="P3"/>
      <text:p text:style-name="P3">Volumen = 364099.32 milímetros cúbicos</text:p>
      <text:p text:style-name="P3"/>
      <text:p text:style-name="P3">Área de superficie = 45276.40 <text:s/>milímetros cuadrados</text:p>
      <text:p text:style-name="P3"/>
      <text:p text:style-name="P3">Centro de masa: ( milímetros )</text:p>
      <text:p text:style-name="P3"><text:tab/>X = -7.34</text:p>
      <text:p text:style-name="P3"><text:tab/>Y = -721.90</text:p>
      <text:p text:style-name="P3"><text:tab/>Z = -140.75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1.00, <text:s/>0.00, <text:s/>0.06) <text:s text:c="2"/><text:tab/>Px = 1391550.41</text:p>
      <text:p text:style-name="P3"><text:tab/> Iy = ( 0.06, <text:s/>0.00, -1.00) <text:s text:c="2"/><text:tab/>Py = 1590780.84</text:p>
      <text:p text:style-name="P3"><text:tab/> Iz = ( 0.00, <text:s/>1.00, <text:s/>0.00) <text:s text:c="2"/><text:tab/>Pz = 2416060.36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392286.60<text:tab/>Lxy = 0.01<text:tab/>Lxz = 12088.37</text:p>
      <text:p text:style-name="P3"><text:tab/>Lyx = 0.01<text:tab/>Lyy = 2416060.36<text:tab/>Lyz = -0.01</text:p>
      <text:p text:style-name="P3"><text:tab/>Lzx = 12088.37<text:tab/>Lzy = -0.01<text:tab/>Lzz = 1590044.65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814754598.05<text:tab/>Ixy = 7964500.02<text:tab/>Ixz = 1564975.46</text:p>
      <text:p text:style-name="P3"><text:tab/>Iyx = 7964500.02<text:tab/>Iyy = 32285117.73<text:tab/>Iyz = 152778237.01</text:p>
      <text:p text:style-name="P3"><text:tab/>Izx = 1564975.46<text:tab/>Izy = 152778237.01<text:tab/>Izz = 785245206.21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ropiedades de masa de componentes seleccionados<text:tab/>Saggital ankle</text:p>
      <text:p text:style-name="P3"><text:s text:c="5"/>Sistema de coordenadas: <text:s/>-- predeterminado --</text:p>
      <text:p text:style-name="P3"/>
      <text:p text:style-name="P3">Masa (reemplazada por el usuario) = 2633.40 gramos</text:p>
      <text:p text:style-name="P3"/>
      <text:p text:style-name="P3">Volumen = 828418.18 milímetros cúbicos</text:p>
      <text:p text:style-name="P3"/>
      <text:p text:style-name="P3">Área de superficie = 173586.57 <text:s/>milímetros cuadrados</text:p>
      <text:p text:style-name="P3"/>
      <text:p text:style-name="P3">Centro de masa: ( milímetros )</text:p>
      <text:p text:style-name="P3"><text:tab/>X = 7.78</text:p>
      <text:p text:style-name="P3"><text:tab/>Y = -805.40</text:p>
      <text:p text:style-name="P3"><text:tab/>Z = -126.99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96, -0.27, <text:s/>0.07) <text:s text:c="2"/><text:tab/>Px = 6271825.71</text:p>
      <text:p text:style-name="P3"><text:tab/> Iy = ( 0.27, <text:s/>0.96, -0.02) <text:s text:c="2"/><text:tab/>Py = 10528297.53</text:p>
      <text:p text:style-name="P3"><text:tab/> Iz = (-0.06, <text:s/>0.04, <text:s/>1.00) <text:s text:c="2"/><text:tab/>Pz = 11930851.50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6598101.45<text:tab/>Lxy = -1085605.09<text:tab/>Lxz = 362901.05</text:p>
      <text:p text:style-name="P3"><text:tab/>Lyx = -1085605.09<text:tab/>Lyy = 10229357.94<text:tab/>Lyz = -136397.75</text:p>
      <text:p text:style-name="P3"><text:tab/>Lzx = 362901.05<text:tab/>Lzy = -136397.75<text:tab/>Lzz = 11903515.34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1757291420.72<text:tab/>Ixy = -17587591.07<text:tab/>Ixz = -2238986.60</text:p>
      <text:p text:style-name="P3"><text:tab/>Iyx = -17587591.07<text:tab/>Iyy = 52855626.90<text:tab/>Iyz = 269201689.38</text:p>
      <text:p text:style-name="P4"><text:tab/>Izx = -2238986.60<text:tab/>Izy = 269201689.38<text:tab/>Izz = 1720289394.04</text:p>
      <text:p text:style-name="P9">RIGHT <text:tab/>LEG</text:p>
      <text:p text:style-name="P9"/>
      <text:p text:style-name="P9">Propiedades de masa de Cadera_Der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849.45 gramos</text:p>
      <text:p text:style-name="P3"/>
      <text:p text:style-name="P3">Volumen = 185143.45 milímetros cúbicos</text:p>
      <text:p text:style-name="P3"/>
      <text:p text:style-name="P3">Área de superficie = 47448.77 <text:s/>milímetros cuadrados</text:p>
      <text:p text:style-name="P3"/>
      <text:p text:style-name="P3">Centro de masa: ( milímetros )</text:p>
      <text:p text:style-name="P3"><text:tab/>X = 0.95</text:p>
      <text:p text:style-name="P3"><text:tab/>Y = -36.41</text:p>
      <text:p text:style-name="P3"><text:tab/>Z = 146.00</text:p>
      <text:p text:style-name="P3"/>
      <text:p text:style-name="P3"><text:soft-page-break/>Ejes principales de inercia y momentos principales de inercia: ( gramos * <text:s/>milímetros cuadrados )</text:p>
      <text:p text:style-name="P3">Medido desde el centro de masa.</text:p>
      <text:p text:style-name="P3"><text:tab/> Ix = ( 1.00, <text:s/>0.02, <text:s/>0.00) <text:s text:c="2"/><text:tab/>Px = 1564158.65</text:p>
      <text:p text:style-name="P3"><text:tab/> Iy = (-0.02, <text:s/>1.00, <text:s/>0.00) <text:s text:c="2"/><text:tab/>Py = 1706392.72</text:p>
      <text:p text:style-name="P3"><text:tab/> Iz = ( 0.00, <text:s/>0.00, <text:s/>1.00) <text:s text:c="2"/><text:tab/>Pz = 2645088.53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564202.47<text:tab/>Lxy = 2496.11<text:tab/>Lxz = 0.00</text:p>
      <text:p text:style-name="P3"><text:tab/>Lyx = 2496.11<text:tab/>Lyy = 1706348.90<text:tab/>Lyz = 0.00</text:p>
      <text:p text:style-name="P3"><text:tab/>Lzx = 0.00<text:tab/>Lzy = 0.00<text:tab/>Lzz = 2645088.53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20797406.41<text:tab/>Ixy = -26828.14<text:tab/>Ixz = 117575.36</text:p>
      <text:p text:style-name="P3"><text:tab/>Iyx = -26828.14<text:tab/>Iyy = 19813988.56<text:tab/>Iyz = -4516002.31</text:p>
      <text:p text:style-name="P3"><text:tab/>Izx = 117575.36<text:tab/>Izy = -4516002.31<text:tab/>Izz = 3772179.73</text:p>
      <text:p text:style-name="P9"/>
      <text:p text:style-name="P9"/>
      <text:p text:style-name="P9">Propiedades de masa de Cadera_Der_Art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1454.59 gramos</text:p>
      <text:p text:style-name="P3"/>
      <text:p text:style-name="P3">Volumen = 357656.76 milímetros cúbicos</text:p>
      <text:p text:style-name="P3"/>
      <text:p text:style-name="P3">Área de superficie = 42047.58 <text:s/>milímetros cuadrados</text:p>
      <text:p text:style-name="P3"/>
      <text:p text:style-name="P3">Centro de masa: ( milímetros )</text:p>
      <text:p text:style-name="P3"><text:tab/>X = 1.18</text:p>
      <text:p text:style-name="P3"><text:tab/>Y = -92.00</text:p>
      <text:p text:style-name="P3"><text:tab/>Z = 144.26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1, <text:s/>0.00, <text:s/>1.00) <text:s text:c="2"/><text:tab/>Px = 1191564.94</text:p>
      <text:p text:style-name="P3"><text:tab/> Iy = ( 1.00, <text:s/>0.00, -0.01) <text:s text:c="2"/><text:tab/>Py = 1545840.34</text:p>
      <text:p text:style-name="P3"><text:tab/> Iz = ( 0.00, <text:s/>1.00, <text:s/>0.00) <text:s text:c="2"/><text:tab/>Pz = 2270481.60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545815.41<text:tab/>Lxy = -4.07<text:tab/>Lxz = 2971.75</text:p>
      <text:p text:style-name="P3"><text:tab/>Lyx = -4.07<text:tab/>Lyy = 2270481.60<text:tab/>Lyz = -9.16</text:p>
      <text:p text:style-name="P3"><text:tab/>Lzx = 2971.75<text:tab/>Lzy = -9.16<text:tab/>Lzz = 1191589.87</text:p>
      <text:p text:style-name="P3"/>
      <text:p text:style-name="P3"><text:soft-page-break/>Momentos de inercia: ( gramos * <text:s/>milímetros cuadrados)</text:p>
      <text:p text:style-name="P3">Medido desde el sistema de coordenadas de salida.</text:p>
      <text:p text:style-name="P3"><text:tab/>Ixx = 44129770.45<text:tab/>Ixy = -157430.32<text:tab/>Ixz = 249833.61</text:p>
      <text:p text:style-name="P3"><text:tab/>Iyx = -157430.32<text:tab/>Iyy = 32545292.44<text:tab/>Iyz = -19305272.03</text:p>
      <text:p text:style-name="P3"><text:tab/>Izx = 249833.61<text:tab/>Izy = -19305272.03<text:tab/>Izz = 13504760.19</text:p>
      <text:p text:style-name="P9">Propiedades de masa de Muslo_Der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1891.52 gramos</text:p>
      <text:p text:style-name="P3"/>
      <text:p text:style-name="P3">Volumen = 5587643.87 milímetros cúbicos</text:p>
      <text:p text:style-name="P3"/>
      <text:p text:style-name="P3">Área de superficie = 270906.84 <text:s/>milímetros cuadrados</text:p>
      <text:p text:style-name="P3"/>
      <text:p text:style-name="P3">Centro de masa: ( milímetros )</text:p>
      <text:p text:style-name="P3"><text:tab/>X = -13.89</text:p>
      <text:p text:style-name="P3"><text:tab/>Y = -264.55</text:p>
      <text:p text:style-name="P3"><text:tab/>Z = 146.00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-0.06, <text:s/>1.00, <text:s/>0.00) <text:s text:c="2"/><text:tab/>Px = 7447846.66</text:p>
      <text:p text:style-name="P3"><text:tab/> Iy = (-1.00, -0.06, <text:s/>0.00) <text:s text:c="2"/><text:tab/>Py = 15103348.97</text:p>
      <text:p text:style-name="P3"><text:tab/> Iz = ( 0.00, <text:s/>0.00, <text:s/>1.00) <text:s text:c="2"/><text:tab/>Pz = 15112043.87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5077735.36<text:tab/>Lxy = -442073.53<text:tab/>Lxz = 0.00</text:p>
      <text:p text:style-name="P3"><text:tab/>Lyx = -442073.53<text:tab/>Lyy = 7473460.27<text:tab/>Lyz = 0.00</text:p>
      <text:p text:style-name="P3"><text:tab/>Lzx = 0.00<text:tab/>Lzy = 0.00<text:tab/>Lzz = 15112043.87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187781876.79<text:tab/>Ixy = 6508005.98<text:tab/>Ixz = -3835566.58</text:p>
      <text:p text:style-name="P3"><text:tab/>Iyx = 6508005.98<text:tab/>Iyy = 48157974.16<text:tab/>Iyz = -73059533.73</text:p>
      <text:p text:style-name="P3"><text:tab/>Izx = -3835566.58<text:tab/>Izy = -73059533.73<text:tab/>Izz = 147861418.54</text:p>
      <text:p text:style-name="P9"/>
      <text:p text:style-name="P9"/>
      <text:p text:style-name="P9"/>
      <text:p text:style-name="P9"/>
      <text:p text:style-name="P9">Propiedades de masa de Tibia_Der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1948.24 gramos</text:p>
      <text:p text:style-name="P3"><text:soft-page-break/></text:p>
      <text:p text:style-name="P3">Volumen = 4141636.01 milímetros cúbicos</text:p>
      <text:p text:style-name="P3"/>
      <text:p text:style-name="P3">Área de superficie = 174112.49 <text:s/>milímetros cuadrados</text:p>
      <text:p text:style-name="P3"/>
      <text:p text:style-name="P3">Centro de masa: ( milímetros )</text:p>
      <text:p text:style-name="P3"><text:tab/>X = -10.36</text:p>
      <text:p text:style-name="P3"><text:tab/>Y = -564.72</text:p>
      <text:p text:style-name="P3"><text:tab/>Z = 146.00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00, <text:s/>1.00, <text:s/>0.00) <text:s text:c="2"/><text:tab/>Px = 3843635.20</text:p>
      <text:p text:style-name="P3"><text:tab/> Iy = ( 0.00, <text:s/>0.00, <text:s/>1.00) <text:s text:c="2"/><text:tab/>Py = 21411108.92</text:p>
      <text:p text:style-name="P3"><text:tab/> Iz = ( 1.00, <text:s/>0.00, <text:s/>0.00) <text:s text:c="2"/><text:tab/>Pz = 21861710.56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21861710.01<text:tab/>Lxy = 3157.06<text:tab/>Lxz = 0.00</text:p>
      <text:p text:style-name="P3"><text:tab/>Lyx = 3157.06<text:tab/>Lyy = 3843635.76<text:tab/>Lyz = 0.00</text:p>
      <text:p text:style-name="P3"><text:tab/>Lzx = 0.00<text:tab/>Lzy = 0.00<text:tab/>Lzz = 21411108.92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684694551.41<text:tab/>Ixy = 11399762.37<text:tab/>Ixz = -2946435.82</text:p>
      <text:p text:style-name="P3"><text:tab/>Iyx = 11399762.37<text:tab/>Iyy = 45581282.66<text:tab/>Iyz = -160629681.24</text:p>
      <text:p text:style-name="P3"><text:tab/>Izx = -2946435.82<text:tab/>Izy = -160629681.24<text:tab/>Izz = 642924400.06</text:p>
      <text:p text:style-name="P3">Propiedades de masa de Tobillo_Der</text:p>
      <text:p text:style-name="P3"><text:s text:c="5"/>Configuración: <text:s/>Predeterminado</text:p>
      <text:p text:style-name="P3"><text:s text:c="5"/>Sistema de coordenadas: <text:s/>-- predeterminado --</text:p>
      <text:p text:style-name="P3"/>
      <text:p text:style-name="P3">Densidad = 0.00 gramos por milímetro cúbico</text:p>
      <text:p text:style-name="P3"/>
      <text:p text:style-name="P3">Masa (reemplazada por el usuario) = 1503.59 gramos</text:p>
      <text:p text:style-name="P3"/>
      <text:p text:style-name="P3">Volumen = 364314.92 milímetros cúbicos</text:p>
      <text:p text:style-name="P3"/>
      <text:p text:style-name="P3">Área de superficie = 41367.43 <text:s/>milímetros cuadrados</text:p>
      <text:p text:style-name="P3"/>
      <text:p text:style-name="P3">Centro de masa: ( milímetros )</text:p>
      <text:p text:style-name="P3"><text:tab/>X = -7.34</text:p>
      <text:p text:style-name="P3"><text:tab/>Y = -721.90</text:p>
      <text:p text:style-name="P3"><text:tab/>Z = 140.65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1.00, <text:s/>0.00, -0.04) <text:s text:c="2"/><text:tab/>Px = 1395246.39</text:p>
      <text:p text:style-name="P3"><text:tab/> Iy = (-0.04, <text:s/>0.00, -1.00) <text:s text:c="2"/><text:tab/>Py = 1589600.30</text:p>
      <text:p text:style-name="P3"><text:tab/> Iz = ( 0.00, <text:s/>1.00, <text:s/>0.00) <text:s text:c="2"/><text:tab/>Pz = 2418656.52</text:p>
      <text:p text:style-name="P3"><text:soft-page-break/></text:p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1395488.46<text:tab/>Lxy = 0.01<text:tab/>Lxz = -6854.86</text:p>
      <text:p text:style-name="P3"><text:tab/>Lyx = 0.01<text:tab/>Lyy = 2418656.52<text:tab/>Lyz = 0.00</text:p>
      <text:p text:style-name="P3"><text:tab/>Lzx = -6854.86<text:tab/>Lzy = 0.00<text:tab/>Lzz = 1589358.23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814715499.42<text:tab/>Ixy = 7964831.73<text:tab/>Ixz = -1558703.61</text:p>
      <text:p text:style-name="P3"><text:tab/>Iyx = 7964831.73<text:tab/>Iyy = 32245420.39<text:tab/>Iyz = -152669723.00</text:p>
      <text:p text:style-name="P3"><text:tab/>Izx = -1558703.61<text:tab/>Izy = -152669723.00<text:tab/>Izz = 785244526.28</text:p>
      <text:p text:style-name="P3"/>
      <text:p text:style-name="P3"/>
      <text:p text:style-name="P3">Propiedades de masa de componentes seleccionados</text:p>
      <text:p text:style-name="P3"><text:s text:c="5"/>Sistema de coordenadas: <text:s/>-- predeterminado --</text:p>
      <text:p text:style-name="P3"/>
      <text:p text:style-name="P3">Masa (reemplazada por el usuario) = 3133.40 gramos</text:p>
      <text:p text:style-name="P3"/>
      <text:p text:style-name="P3">Volumen = 836243.07 milímetros cúbicos</text:p>
      <text:p text:style-name="P3"/>
      <text:p text:style-name="P3">Área de superficie = 171624.65 <text:s/>milímetros cuadrados</text:p>
      <text:p text:style-name="P3"/>
      <text:p text:style-name="P3">Centro de masa: ( milímetros )</text:p>
      <text:p text:style-name="P3"><text:tab/>X = 13.30</text:p>
      <text:p text:style-name="P3"><text:tab/>Y = -810.51</text:p>
      <text:p text:style-name="P3"><text:tab/>Z = 126.89</text:p>
      <text:p text:style-name="P3"/>
      <text:p text:style-name="P3">Ejes principales de inercia y momentos principales de inercia: ( gramos * <text:s/>milímetros cuadrados )</text:p>
      <text:p text:style-name="P3">Medido desde el centro de masa.</text:p>
      <text:p text:style-name="P3"><text:tab/> Ix = ( 0.96, -0.29, -0.06) <text:s text:c="2"/><text:tab/>Px = 7156686.84</text:p>
      <text:p text:style-name="P3"><text:tab/> Iy = ( 0.29, <text:s/>0.96, <text:s/>0.01) <text:s text:c="2"/><text:tab/>Py = 13916875.64</text:p>
      <text:p text:style-name="P3"><text:tab/> Iz = ( 0.06, -0.03, <text:s/>1.00) <text:s text:c="2"/><text:tab/>Pz = 14811538.03</text:p>
      <text:p text:style-name="P3"/>
      <text:p text:style-name="P3">Momentos de inercia: ( gramos * <text:s/>milímetros cuadrados )</text:p>
      <text:p text:style-name="P3">Obtenidos en el centro de masa y alineados con el sistema de coordenadas de resultados.</text:p>
      <text:p text:style-name="P3"><text:tab/>Lxx = 7742029.63<text:tab/>Lxy = -1851656.76<text:tab/>Lxz = -455866.32</text:p>
      <text:p text:style-name="P3"><text:tab/>Lyx = -1851656.76<text:tab/>Lyy = 13361747.79<text:tab/>Lyz = 147512.99</text:p>
      <text:p text:style-name="P3"><text:tab/>Lzx = -455866.32<text:tab/>Lzy = 147512.99<text:tab/>Lzz = 14781323.09</text:p>
      <text:p text:style-name="P3"/>
      <text:p text:style-name="P3">Momentos de inercia: ( gramos * <text:s/>milímetros cuadrados)</text:p>
      <text:p text:style-name="P3">Medido desde el sistema de coordenadas de salida.</text:p>
      <text:p text:style-name="P3"><text:tab/>Ixx = 2116616419.73<text:tab/>Ixy = -35624609.75<text:tab/>Ixz = 4831417.06</text:p>
      <text:p text:style-name="P3"><text:tab/>Iyx = -35624609.75<text:tab/>Iyy = 64365963.64<text:tab/>Iyz = -322106586.46</text:p>
      <text:p text:style-name="P3"><text:tab/>Izx = 4831417.06<text:tab/>Izy = -322106586.46<text:tab/>Izz = 2073759735.67</text:p>
      <text:p text:style-name="P3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26:37.770734772</meta:creation-date>
    <dc:date>2017-11-20T14:02:52.676505756</dc:date>
    <meta:editing-duration>PT2H3M53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1" meta:paragraph-count="720" meta:word-count="5509" meta:character-count="32656" meta:non-whitespace-character-count="26664"/>
  </office:meta>
</office:document-meta>
</file>